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4896in" fo:margin-left="0.0104in" fo:margin-top="0in" fo:margin-bottom="0in" fo:break-before="auto" fo:break-after="auto" table:align="left"/>
    </style:style>
    <style:style style:name="Table15.A" style:family="table-column">
      <style:table-column-properties style:column-width="7.4896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3646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3646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384d54" fo:font-size="12pt" style:font-size-asian="12pt" style:font-size-complex="12pt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</style:style>
    <style:style style:name="P20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  <text:p text:style-name="P7"><text:span text:style-name="T10">tupla = (1, "Hello", 3.4)</text:span></text:p>
          </table:table-cell>
        </table:table-row>
      </table:table>
      <text:list xml:id="list2599933588" text:style-name="WWNum1">
        <text:list-item>
          <text:p text:style-name="P17"><text:span text:style-name="T15">Recordad que las tupl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 de la lista añade el elemento x</text:span><text:span text:style-name="T10"><text:line-break/>lista2.append(lista) </text:span><text:span text:style-name="T16"># Una lista2 se añade “lista”, estando primero lista2 y luego lista.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105938814030957" text:continue-numbering="true" text:style-name="WWNum1">
        <text:list-item>
          <text:p text:style-name="P18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6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4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4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4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20"/>
      <text:p text:style-name="P20"/>
      <text:p text:style-name="P20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/text:span></text:p>
          </table:table-cell>
        </table:table-row>
      </table:table>
      <text:p text:style-name="P14"/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Split y map</text:span></text:p>
      <text:p text:style-name="P21"><draw:rect text:anchor-type="as-char" style:rel-width="100%" draw:z-index="18" draw:style-name="gr1" draw:text-style-name="P24" svg:width="0.0012in" svg:height="0.0213in"><text:p/></draw:rect></text:p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R,C,L,H=map(int, input().split())<text:line-break/><text:line-break/></text:span><text:span text:style-name="T16">#Divide la entrada en tokens y la mapea a cada variable</text:span><text:span text:style-name="T10"><text:line-break/></text:span><text:span text:style-name="T9">for</text:span><text:span text:style-name="T10"> _ </text:span><text:span text:style-name="T9">in</text:span><text:span text:style-name="T10"> range(R):<text:line-break/><text:tab/>pizza.append(input())<text:line-break/></text:span><text:span text:style-name="T16">#Lee R filas completas (una string por fila)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9" draw:style-name="gr1" draw:text-style-name="P24" svg:width="0.0012in" svg:height="0.0213in"><text:p/></draw:rect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20" draw:style-name="gr1" draw:text-style-name="P24" svg:width="0.0012in" svg:height="0.0213in"><text:p/></draw:rect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22"/>
      <text:p text:style-name="P11"><text:span text:style-name="T21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1" draw:style-name="gr1" draw:text-style-name="P24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20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2" draw:style-name="gr1" draw:text-style-name="P24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3" draw:style-name="gr1" draw:text-style-name="P24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2"><draw:frame draw:style-name="fr1" draw:name="Image2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4" draw:style-name="gr1" draw:text-style-name="P24" svg:width="0.0012in" svg:height="0.0213in"><text:p/></draw:rect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as-char" svg:width="0.4319in" svg:height="0.4319in" draw:z-index="27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24" meta:object-count="0" meta:page-count="3" meta:paragraph-count="74" meta:word-count="658" meta:character-count="5196" meta:non-whitespace-character-count="4528"/>
    <meta:generator>LibreOfficeDev/6.0.5.2$Linux_X86_64 LibreOffice_project/</meta:generator>
  </office:meta>
</office:document-meta>
</file>